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df" manifest:media-type="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177000000E1062E56B08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 Narrow1" svg:font-family="'Arial Narrow'" style:font-family-generic="swiss" style:font-pitch="variable"/>
    <style:font-face style:name="Arial Narrow" svg:font-family="'Arial Narrow'" style:font-adornments="Regular" style:font-family-generic="swiss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textarea-horizontal-align="left" draw:textarea-vertical-align="middle" fo:padding-top="0cm" fo:padding-bottom="0cm" fo:padding-left="0cm" fo:padding-right="0cm"/>
    </style:style>
    <style:style style:name="gr3" style:family="graphic" style:parent-style-name="standard">
      <style:graphic-properties draw:stroke="none" draw:fill="none" draw:textarea-vertical-align="middle" fo:padding-top="0cm" fo:padding-bottom="0cm" fo:padding-left="0cm" fo:padding-right="0cm"/>
    </style:style>
    <style:style style:name="gr4" style:family="graphic" style:parent-style-name="standard">
      <style:graphic-properties draw:stroke="none" draw:fill="none" draw:textarea-vertical-align="middl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none" draw:fill="none" draw:textarea-horizontal-align="right" draw:textarea-vertical-align="middle" fo:padding-top="0cm" fo:padding-bottom="0cm" fo:padding-left="0cm" fo:padding-right="0cm"/>
    </style:style>
    <style:style style:name="gr7" style:family="graphic" style:parent-style-name="standard">
      <style:graphic-properties draw:stroke="solid" svg:stroke-width="0.05cm" draw:marker-start-width="0.275cm" draw:marker-end-width="0.275cm" draw:fill="none" draw:textarea-horizontal-align="justify" draw:textarea-vertical-align="middle" draw:auto-grow-height="false" fo:min-height="7cm" fo:min-width="13.35cm" fo:padding-top="0.15cm" fo:padding-bottom="0.15cm" fo:padding-left="0.275cm" fo:padding-right="0.275cm"/>
    </style:style>
    <style:style style:name="gr8" style:family="graphic" style:parent-style-name="standard">
      <style:graphic-properties svg:stroke-width="0.05cm" svg:stroke-color="#000000" draw:marker-start-width="0.275cm" draw:marker-end-width="0.275cm" draw:fill-color="#808080" draw:opacity="40%" draw:textarea-horizontal-align="justify" draw:textarea-vertical-align="middle" draw:auto-grow-height="false" fo:min-height="3.944cm" fo:min-width="3.694cm" fo:padding-top="0.15cm" fo:padding-bottom="0.15cm" fo:padding-left="0.275cm" fo:padding-right="0.275cm"/>
    </style:style>
    <style:style style:name="gr9" style:family="graphic" style:parent-style-name="standard">
      <style:graphic-properties draw:stroke="none" draw:fill="none" draw:textarea-horizontal-align="justify" draw:textarea-vertical-align="middle" draw:auto-grow-height="false" fo:min-height="0.75cm" fo:min-width="3cm"/>
    </style:style>
    <style:style style:name="gr10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25cm" fo:min-width="2.781cm"/>
    </style:style>
    <style:style style:name="gr11" style:family="graphic" style:parent-style-name="standard">
      <style:graphic-properties draw:stroke="none" draw:fill="none" draw:textarea-horizontal-align="justify" draw:textarea-vertical-align="middle" draw:auto-grow-height="false" fo:min-height="0.75cm" fo:min-width="0.983cm"/>
    </style:style>
    <style:style style:name="gr12" style:family="graphic" style:parent-style-name="standard">
      <style:graphic-properties draw:stroke="solid" svg:stroke-width="0.05cm" draw:marker-start-width="0.275cm" draw:marker-end-width="0.275cm" draw:fill="none" draw:textarea-horizontal-align="justify" draw:textarea-vertical-align="middle" draw:auto-grow-height="false" fo:min-height="11.161cm" fo:min-width="13.35cm" fo:padding-top="0.15cm" fo:padding-bottom="0.15cm" fo:padding-left="0.275cm" fo:padding-right="0.275cm"/>
    </style:style>
    <style:style style:name="gr13" style:family="graphic" style:parent-style-name="standard">
      <style:graphic-properties svg:stroke-width="0.05cm" svg:stroke-color="#000000" draw:marker-start-width="0.275cm" draw:marker-end-width="0.275cm" draw:fill-color="#808080" draw:opacity="40%" draw:textarea-horizontal-align="justify" draw:textarea-vertical-align="middle" draw:auto-grow-height="false" fo:min-height="4.298cm" fo:min-width="4.048cm" fo:padding-top="0.15cm" fo:padding-bottom="0.15cm" fo:padding-left="0.275cm" fo:padding-right="0.27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loext:graphic-properties draw:fill="none"/>
      <style:paragraph-properties fo:text-align="start"/>
      <style:text-properties style:font-name="Arial Narrow" fo:font-size="10pt" style:font-size-asian="18pt" style:font-size-complex="18pt"/>
    </style:style>
    <style:style style:name="P4" style:family="paragraph">
      <loext:graphic-properties draw:fill="none"/>
      <style:paragraph-properties fo:text-align="start"/>
      <style:text-properties style:font-name="Arial Narrow" fo:font-size="10pt" style:font-size-asian="10pt" style:font-size-complex="10pt"/>
    </style:style>
    <style:style style:name="P5" style:family="paragraph">
      <style:paragraph-properties fo:text-align="center"/>
    </style:style>
    <style:style style:name="P6" style:family="paragraph">
      <loext:graphic-properties draw:fill="none"/>
      <style:paragraph-properties fo:text-align="center"/>
      <style:text-properties style:font-name="Arial Narrow1" fo:font-size="8pt" style:font-size-asian="8pt" style:font-size-complex="8pt"/>
    </style:style>
    <style:style style:name="P7" style:family="paragraph">
      <loext:graphic-properties draw:fill-color="#808080" draw:opacity="40%"/>
      <style:paragraph-properties fo:text-align="center"/>
    </style:style>
    <style:style style:name="P8" style:family="paragraph">
      <loext:graphic-properties draw:fill="none"/>
      <style:paragraph-properties fo:text-align="center"/>
      <style:text-properties fo:font-size="14pt" style:font-size-asian="18pt" style:font-size-complex="18pt"/>
    </style:style>
    <style:style style:name="P9" style:family="paragraph">
      <loext:graphic-properties draw:fill="none"/>
      <style:paragraph-properties fo:text-align="center"/>
      <style:text-properties fo:font-size="15pt" style:font-size-asian="18pt" style:font-size-complex="18pt"/>
    </style:style>
    <style:style style:name="P10" style:family="paragraph">
      <loext:graphic-properties draw:fill="solid" draw:fill-color="#ffffff"/>
      <style:paragraph-properties fo:text-align="center"/>
      <style:text-properties fo:font-size="14pt" style:font-size-asian="18pt" style:font-size-complex="18pt"/>
    </style:style>
    <style:style style:name="P11" style:family="paragraph">
      <loext:graphic-properties draw:fill-color="#808080" draw:opacity="40%"/>
      <style:paragraph-properties fo:text-align="center"/>
      <style:text-properties fo:font-size="14pt" style:font-size-asian="18pt" style:font-size-complex="18pt"/>
    </style:style>
    <style:style style:name="T1" style:family="text">
      <style:text-properties style:font-name="Arial Narrow" fo:font-size="10pt" style:font-size-asian="18pt" style:font-size-complex="18pt"/>
    </style:style>
    <style:style style:name="T2" style:family="text">
      <style:text-properties style:font-name="Arial Narrow" fo:font-size="10pt" style:font-size-asian="10pt" style:font-size-complex="10pt"/>
    </style:style>
    <style:style style:name="T3" style:family="text">
      <style:text-properties style:font-name="Arial Narrow1" fo:font-size="8pt" style:font-size-asian="8pt" style:font-size-complex="8pt"/>
    </style:style>
    <style:style style:name="T4" style:family="text">
      <style:text-properties fo:font-size="14pt" style:font-size-asian="18pt" style:font-size-complex="18pt"/>
    </style:style>
    <style:style style:name="T5" style:family="text">
      <style:text-properties fo:font-size="15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gr1" draw:text-style-name="P1" draw:layer="layout" svg:width="16.5cm" svg:height="9.9cm" svg:x="2.212cm" svg:y="2.138cm">
            <draw:image xlink:href="Pictures/100002010000177000000E1062E56B08.png" xlink:type="simple" xlink:show="embed" xlink:actuate="onLoad">
              <text:p/>
            </draw:image>
          </draw:frame>
          <draw:rect draw:style-name="gr2" draw:text-style-name="P3" draw:layer="layout" svg:width="2cm" svg:height="1.5cm" svg:x="8.299cm" svg:y="3.099cm">
            <text:p text:style-name="P2"><text:span text:style-name="T1">Empirical</text:span></text:p>
            <text:p text:style-name="P2"><text:span text:style-name="T1">distribution</text:span></text:p>
            <text:p text:style-name="P2"><text:span text:style-name="T1">of MUAC</text:span></text:p>
          </draw:rect>
          <draw:rect draw:style-name="gr3" draw:text-style-name="P4" draw:layer="layout" svg:width="2cm" svg:height="1.5cm" svg:x="15.95cm" svg:y="3.099cm">
            <text:p text:style-name="P2"><text:span text:style-name="T2">Theoretical</text:span></text:p>
            <text:p text:style-name="P2"><text:span text:style-name="T2">distribution</text:span></text:p>
            <text:p text:style-name="P2"><text:span text:style-name="T2">of MUAC</text:span></text:p>
          </draw:rect>
          <draw:rect draw:style-name="gr4" draw:text-style-name="P1" xml:id="id2" draw:id="id2" draw:layer="layout" svg:width="0.5cm" svg:height="0.5cm" svg:x="6.507cm" svg:y="6.698cm">
            <text:p/>
          </draw:rect>
          <draw:rect draw:style-name="gr4" draw:text-style-name="P1" xml:id="id1" draw:id="id1" draw:layer="layout" svg:width="0.5cm" svg:height="0.5cm" svg:x="8.207cm" svg:y="4.098cm">
            <text:p/>
          </draw:rect>
          <draw:connector draw:style-name="gr5" draw:text-style-name="P1" draw:layer="layout" draw:type="line" svg:x1="8.457cm" svg:y1="4.598cm" svg:x2="6.757cm" svg:y2="6.698cm" draw:start-shape="id1" draw:start-glue-point="2" draw:end-shape="id2" draw:end-glue-point="0" svg:d="M8457 4598l-1700 2100" svg:viewBox="0 0 1701 2101">
            <text:p/>
          </draw:connector>
          <draw:rect draw:style-name="gr4" draw:text-style-name="P1" xml:id="id4" draw:id="id4" draw:layer="layout" svg:width="0.5cm" svg:height="0.5cm" svg:x="14.407cm" svg:y="6.698cm">
            <text:p/>
          </draw:rect>
          <draw:rect draw:style-name="gr4" draw:text-style-name="P1" xml:id="id3" draw:id="id3" draw:layer="layout" svg:width="0.5cm" svg:height="0.5cm" svg:x="15.907cm" svg:y="4.098cm">
            <text:p/>
          </draw:rect>
          <draw:connector draw:style-name="gr5" draw:text-style-name="P1" draw:layer="layout" draw:type="line" svg:x1="16.157cm" svg:y1="4.598cm" svg:x2="14.657cm" svg:y2="6.698cm" draw:start-shape="id3" draw:start-glue-point="2" draw:end-shape="id4" draw:end-glue-point="0" svg:d="M16157 4598l-1500 2100" svg:viewBox="0 0 1501 2101">
            <text:p/>
          </draw:connector>
          <draw:rect draw:style-name="gr6" draw:text-style-name="P6" draw:layer="layout" svg:width="1cm" svg:height="0.5cm" svg:x="4.108cm" svg:y="3.198cm">
            <text:p text:style-name="P5"><text:span text:style-name="T3">210 mm</text:span></text:p>
          </draw:rect>
          <draw:rect draw:style-name="gr6" draw:text-style-name="P6" draw:layer="layout" svg:width="1cm" svg:height="0.5cm" svg:x="12.008cm" svg:y="3.198cm">
            <text:p text:style-name="P5"><text:span text:style-name="T3">210 mm</text:span></text:p>
          </draw:rect>
        </draw:g>
      </draw:page>
      <draw:page draw:name="page2" draw:style-name="dp1" draw:master-page-name="Default">
        <draw:custom-shape draw:style-name="gr7" draw:text-style-name="P1" draw:layer="layout" svg:width="13.9cm" svg:height="7.3cm" svg:x="2.5cm" svg:y="1.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6cm" svg:height="6cm" svg:x="2.968cm" svg:y="2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6cm" svg:height="6cm" svg:x="9.969cm" svg:y="2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6cm" svg:height="6cm" svg:x="23.57cm" svg:y="21.9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8" draw:layer="layout" svg:width="3.5cm" svg:height="1cm" svg:x="4.218cm" svg:y="4.4cm">
          <text:p text:style-name="P5"><text:span text:style-name="T4">(A) Children with</text:span></text:p>
          <text:p text:style-name="P5"><text:span text:style-name="T4">MUAC &lt; 115 mm</text:span></text:p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3.5cm" svg:height="1cm" svg:x="11.219cm" svg:y="4.4cm">
          <text:p text:style-name="P5"><text:span text:style-name="T4">(B) Children with</text:span></text:p>
          <text:p text:style-name="P5"><text:span text:style-name="T4">OEDEMA</text:span></text:p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3.5cm" svg:height="1cm" svg:x="24.7cm" svg:y="25.04cm">
          <text:p text:style-name="P5"><text:span text:style-name="T5">OEDEMA</text:span></text:p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6cm" svg:height="6cm" svg:x="21.669cm" svg:y="10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6cm" svg:height="6cm" svg:x="25.37cm" svg:y="10.4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3.5cm" svg:height="1cm" svg:x="21.801cm" svg:y="12.741cm">
          <text:p text:style-name="P5"><text:span text:style-name="T5">MUAC &lt; 125</text:span></text:p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3.5cm" svg:height="1cm" svg:x="27.701cm" svg:y="12.741cm">
          <text:p text:style-name="P5"><text:span text:style-name="T5">WHZ &lt; -2</text:span></text:p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6cm" svg:height="6cm" svg:x="21.67cm" svg:y="18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6cm" svg:height="6cm" svg:x="25.371cm" svg:y="18.0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3.5cm" svg:height="1cm" svg:x="21.802cm" svg:y="20.342cm">
          <text:p text:style-name="P5"><text:span text:style-name="T5">MUAC &lt; 125</text:span></text:p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3.5cm" svg:height="1cm" svg:x="27.702cm" svg:y="20.342cm">
          <text:p text:style-name="P5"><text:span text:style-name="T5">WHZ &lt; -2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3.281cm" svg:height="0.5cm" svg:x="12.819cm" svg:y="1.2cm">
          <text:p text:style-name="P5"><text:span text:style-name="T4">All Children</text:span>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13.9cm" svg:height="7.3cm" svg:x="2.5cm" svg:y="9.51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6cm" svg:height="6cm" svg:x="4.468cm" svg:y="10.2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1" draw:layer="layout" svg:width="6cm" svg:height="6cm" svg:x="8.469cm" svg:y="10.2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8" draw:layer="layout" svg:width="3.5cm" svg:height="1cm" svg:x="4.718cm" svg:y="12.413cm">
          <text:p text:style-name="P5"><text:span text:style-name="T4">(A) Children with</text:span></text:p>
          <text:p text:style-name="P5"><text:span text:style-name="T4">MUAC &lt; 115 mm</text:span></text:p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3.5cm" svg:height="1cm" svg:x="10.619cm" svg:y="12.413cm">
          <text:p text:style-name="P5"><text:span text:style-name="T4">(B) Children with</text:span></text:p>
          <text:p text:style-name="P5"><text:span text:style-name="T4">OEDEMA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3.281cm" svg:height="0.5cm" svg:x="12.966cm" svg:y="9.237cm">
          <text:p text:style-name="P5"><text:span text:style-name="T4">All Children</text:span></text:p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1.483cm" svg:height="1cm" svg:x="8.717cm" svg:y="12.3cm">
          <text:p text:style-name="P5"><text:span text:style-name="T4">(X)</text:span></text:p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Default">
        <draw:custom-shape draw:style-name="gr12" draw:text-style-name="P8" draw:layer="layout" svg:width="13.9cm" svg:height="11.461cm" svg:x="4cm" svg:y="1.93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3.281cm" svg:height="0.5cm" svg:x="14.466cm" svg:y="1.663cm">
          <text:p text:style-name="P5"><text:span text:style-name="T4">All Children</text:span></text:p>
          <draw:enhanced-geometry svg:viewBox="0 0 21600 21600" draw:type="rectangle" draw:enhanced-path="M 0 0 L 21600 0 21600 21600 0 21600 0 0 Z N"/>
        </draw:custom-shape>
        <draw:custom-shape draw:style-name="gr13" draw:text-style-name="P7" draw:layer="layout" svg:width="6.5cm" svg:height="6.5cm" svg:x="7.772cm" svg:y="6.4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8" draw:layer="layout" svg:width="3.5cm" svg:height="1cm" svg:x="9.202cm" svg:y="9.641cm">
          <text:p text:style-name="P5"><text:span text:style-name="T4">(C) OEDEMA</text:span></text:p>
          <draw:enhanced-geometry svg:viewBox="0 0 21600 21600" draw:type="rectangle" draw:enhanced-path="M 0 0 L 21600 0 21600 21600 0 21600 0 0 Z N"/>
        </draw:custom-shape>
        <draw:custom-shape draw:style-name="gr13" draw:text-style-name="P7" draw:layer="layout" svg:width="6.5cm" svg:height="6.5cm" svg:x="5.472cm" svg:y="2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7" draw:layer="layout" svg:width="6.5cm" svg:height="6.5cm" svg:x="9.873cm" svg:y="2.5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8" draw:layer="layout" svg:width="3.5cm" svg:height="1cm" svg:x="6.004cm" svg:y="4.843cm">
          <text:p text:style-name="P5"><text:span text:style-name="T4">(A) MUAC &lt; 115</text:span></text:p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3.5cm" svg:height="1cm" svg:x="12.204cm" svg:y="4.843cm">
          <text:p text:style-name="P5"><text:span text:style-name="T4">(B) WHZ &lt; -3</text:span></text:p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1.483cm" svg:height="1cm" svg:x="10.117cm" svg:y="4.8cm">
          <text:p text:style-name="P5"><text:span text:style-name="T4">(Y)</text:span></text:p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1.483cm" svg:height="1cm" svg:x="11.617cm" svg:y="7.4cm">
          <text:p text:style-name="P5"><text:span text:style-name="T4">(Z)</text:span></text:p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1.483cm" svg:height="1cm" svg:x="8.617cm" svg:y="7.4cm">
          <text:p text:style-name="P5"><text:span text:style-name="T4">(X)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 Narrow1" svg:font-family="'Arial Narrow'" style:font-family-generic="swiss" style:font-pitch="variable"/>
    <style:font-face style:name="Arial Narrow" svg:font-family="'Arial Narrow'" style:font-adornments="Regular" style:font-family-generic="swiss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Tahoma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rk Myatt</meta:initial-creator>
    <meta:creation-date>2020-02-20T11:26:30.838517693</meta:creation-date>
    <dc:date>2020-04-18T12:20:48.876824396</dc:date>
    <dc:creator>Mark Myatt</dc:creator>
    <meta:editing-duration>PT5H56M27S</meta:editing-duration>
    <meta:editing-cycles>9</meta:editing-cycles>
    <meta:generator>NeoOffice/3.2017.22_Professional_Edition$MacOSX_X86_64 NeoOffice_project/0</meta:generator>
    <meta:printed-by>Mark Myatt</meta:printed-by>
    <meta:print-date>2020-02-20T11:30:55.570252612</meta:print-date>
    <meta:document-statistic meta:object-count="46"/>
  </office:meta>
</office:document-meta>
</file>